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9cm"/>
    </style:style>
    <style:style style:name="gr10" style:family="graphic" style:parent-style-name="standard">
      <style:graphic-properties draw:stroke="none" svg:stroke-color="#000000" draw:fill="none" draw:fill-color="#ffffff" fo:min-height="1.3cm"/>
    </style:style>
    <style:style style:name="gr11" style:family="graphic" style:parent-style-name="standard">
      <style:graphic-properties draw:stroke="none" svg:stroke-color="#000000" draw:fill="none" draw:fill-color="#ffffff" fo:min-height="1.6cm"/>
    </style:style>
    <style:style style:name="gr12" style:family="graphic" style:parent-style-name="standard">
      <style:graphic-properties draw:stroke="none" svg:stroke-color="#000000" draw:fill="none" draw:fill-color="#ffffff" fo:min-height="3.2cm"/>
    </style:style>
    <style:style style:name="gr13" style:family="graphic" style:parent-style-name="standard">
      <style:graphic-properties draw:stroke="none" svg:stroke-color="#000000" draw:fill="none" draw:fill-color="#ffffff" fo:min-height="2.7cm"/>
    </style:style>
    <style:style style:name="gr14" style:family="graphic" style:parent-style-name="standard">
      <style:graphic-properties draw:stroke="none" svg:stroke-color="#000000" draw:fill="none" draw:fill-color="#ffffff" fo:min-height="9.1cm"/>
    </style:style>
    <style:style style:name="gr1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fo:min-height="0.033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7cm"/>
    </style:style>
    <style:style style:name="gr20" style:family="graphic" style:parent-style-name="standard">
      <style:graphic-properties svg:stroke-width="0cm" svg:stroke-color="#000000" draw:marker-start-width="0.125cm" draw:marker-end-width="0.125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"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width="0.05cm" svg:stroke-color="#000000" draw:fill="none" draw:fill-color="#ffffff" fo:min-height="0.5cm" fo:padding-top="0.15cm" fo:padding-bottom="0.15cm" fo:padding-left="0.275cm" fo:padding-right="0.275cm"/>
    </style:style>
    <style:style style:name="gr24" style:family="graphic" style:parent-style-name="standard">
      <style:graphic-properties svg:stroke-width="0cm" svg:stroke-color="#ffffff" draw:marker-start-width="0.05cm" draw:marker-end-width="0.05cm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objectwithoutfill">
      <style:graphic-properties svg:stroke-width="0cm" svg:stroke-color="#000000" draw:marker-start-width="0.05cm" draw:marker-end-width="0.05cm" draw:fill="solid" draw:fill-color="#9900ff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fill="none" draw:textarea-horizontal-align="center" draw:textarea-vertical-align="middle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fo:min-height="2.3cm"/>
    </style:style>
    <style:style style:name="gr30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666666" fo:font-size="40pt" style:font-size-asian="40pt" style:font-size-complex="40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666666" fo:font-size="40pt" style:font-size-asian="40pt" style:font-size-complex="4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1.682cm" svg:y="1.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.7cm" svg:y1="2.6cm" svg:x2="16.7cm" svg:y2="2.6cm">
            <text:p/>
          </draw:line>
          <draw:g>
            <draw:custom-shape draw:style-name="gr3" draw:text-style-name="P1" draw:layer="layout" svg:width="1.9cm" svg:height="0.5cm" svg:x="14.4cm" svg:y="1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5cm" svg:y1="2.3cm" svg:x2="15cm" svg:y2="1.8cm">
              <text:p/>
            </draw:line>
            <draw:line draw:style-name="gr2" draw:text-style-name="P1" draw:layer="layout" svg:x1="15.7cm" svg:y1="2.3cm" svg:x2="15.7cm" svg:y2="1.8cm">
              <text:p/>
            </draw:line>
          </draw:g>
          <draw:line draw:style-name="gr4" draw:text-style-name="P1" draw:layer="layout" svg:x1="15.8cm" svg:y1="1.9cm" svg:x2="16.2cm" svg:y2="2.2cm">
            <text:p/>
          </draw:line>
          <draw:line draw:style-name="gr4" draw:text-style-name="P1" draw:layer="layout" svg:x1="15.8cm" svg:y1="2.2cm" svg:x2="16.2cm" svg:y2="1.9cm">
            <text:p/>
          </draw:line>
          <draw:line draw:style-name="gr5" draw:text-style-name="P1" draw:layer="layout" svg:x1="14.5cm" svg:y1="2.2cm" svg:x2="14.9cm" svg:y2="2.2cm">
            <text:p/>
          </draw:line>
          <draw:custom-shape draw:style-name="gr6" draw:text-style-name="P1" draw:layer="layout" svg:width="0.5cm" svg:height="0.3cm" svg:x="15.1cm" svg:y="1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1.9cm" svg:y="1.9cm">
            <draw:text-box>
              <text:p><text:span text:style-name="T1">Main System Interface </text:span></text:p>
            </draw:text-box>
          </draw:frame>
        </draw:g>
        <draw:g>
          <draw:line draw:style-name="gr8" draw:text-style-name="P1" draw:layer="layout" svg:x1="5.7cm" svg:y1="4.65cm" svg:x2="5.7cm" svg:y2="13.65cm">
            <text:p/>
          </draw:line>
          <draw:frame draw:style-name="gr9" draw:text-style-name="P3" draw:layer="layout" svg:width="5.1cm" svg:height="2.15cm" svg:x="1.9cm" svg:y="12.25cm">
            <draw:text-box>
              <text:p><text:span text:style-name="T2">Member</text:span></text:p>
            </draw:text-box>
          </draw:frame>
          <draw:line draw:style-name="gr8" draw:text-style-name="P1" draw:layer="layout" svg:x1="1.7cm" svg:y1="6.45cm" svg:x2="5.7cm" svg:y2="6.45cm">
            <text:p/>
          </draw:line>
          <draw:line draw:style-name="gr8" draw:text-style-name="P1" draw:layer="layout" svg:x1="1.7cm" svg:y1="8.25cm" svg:x2="5.7cm" svg:y2="8.25cm">
            <text:p/>
          </draw:line>
          <draw:frame draw:style-name="gr10" draw:text-style-name="P3" draw:layer="layout" svg:width="5.3cm" svg:height="1.55cm" svg:x="1.9cm" svg:y="10.45cm">
            <draw:text-box>
              <text:p><text:span text:style-name="T2">Employee</text:span></text:p>
            </draw:text-box>
          </draw:frame>
          <draw:line draw:style-name="gr8" draw:text-style-name="P1" draw:layer="layout" svg:x1="1.7cm" svg:y1="10.05cm" svg:x2="5.7cm" svg:y2="10.05cm">
            <text:p/>
          </draw:line>
          <draw:frame draw:style-name="gr11" draw:text-style-name="P3" draw:layer="layout" svg:width="4.4cm" svg:height="1.85cm" svg:x="1.9cm" svg:y="5.05cm">
            <draw:text-box>
              <text:p><text:span text:style-name="T2">Product</text:span></text:p>
            </draw:text-box>
          </draw:frame>
          <draw:line draw:style-name="gr8" draw:text-style-name="P1" draw:layer="layout" svg:x1="1.7cm" svg:y1="11.85cm" svg:x2="5.7cm" svg:y2="11.85cm">
            <text:p/>
          </draw:line>
          <draw:frame draw:style-name="gr12" draw:layer="layout" svg:width="4.2cm" svg:height="3.45cm" svg:x="1.9cm" svg:y="8.75cm">
            <draw:text-box>
              <text:p>Order</text:p>
            </draw:text-box>
          </draw:frame>
          <draw:line draw:style-name="gr8" draw:text-style-name="P1" draw:layer="layout" svg:x1="1.7cm" svg:y1="13.65cm" svg:x2="5.7cm" svg:y2="13.65cm">
            <text:p/>
          </draw:line>
          <draw:frame draw:style-name="gr13" draw:layer="layout" svg:width="2.3cm" svg:height="2.95cm" svg:x="1.9cm" svg:y="6.85cm">
            <draw:text-box>
              <text:p>Stock</text:p>
            </draw:text-box>
          </draw:frame>
          <draw:line draw:style-name="gr8" draw:text-style-name="P1" draw:layer="layout" svg:x1="1.7cm" svg:y1="4.65cm" svg:x2="5.7cm" svg:y2="4.65cm">
            <text:p/>
          </draw:line>
        </draw:g>
        <draw:frame draw:style-name="gr14" draw:text-style-name="P4" draw:layer="layout" svg:width="9cm" svg:height="9.35cm" svg:x="6.8cm" svg:y="6.6cm">
          <draw:text-box>
            <text:p text:style-name="P1"><text:span text:style-name="T3">Background</text:span></text:p>
            <text:p text:style-name="P1"><text:span text:style-name="T3"><text:s/></text:span><text:span text:style-name="T3">Image</text:span></text:p>
          </draw:text-box>
        </draw:frame>
        <draw:g>
          <draw:line draw:style-name="gr15" draw:text-style-name="P1" draw:layer="layout" svg:x1="1.7cm" svg:y1="3.197cm" svg:x2="16.7cm" svg:y2="3.197cm">
            <text:p/>
          </draw:line>
          <draw:frame draw:style-name="gr16" draw:text-style-name="P5" draw:layer="layout" svg:width="4cm" svg:height="0.733cm" svg:x="2cm" svg:y="2.564cm">
            <draw:text-box>
              <text:p><text:span text:style-name="T4">Product</text:span></text:p>
            </draw:text-box>
          </draw:frame>
          <draw:line draw:style-name="gr15" draw:text-style-name="P1" draw:layer="layout" svg:x1="4.1cm" svg:y1="2.597cm" svg:x2="4.1cm" svg:y2="3.197cm">
            <text:p/>
          </draw:line>
          <draw:line draw:style-name="gr15" draw:text-style-name="P1" draw:layer="layout" svg:x1="6.2cm" svg:y1="2.597cm" svg:x2="6.2cm" svg:y2="3.197cm">
            <text:p/>
          </draw:line>
          <draw:frame draw:style-name="gr17" draw:text-style-name="P5" draw:layer="layout" svg:width="4cm" svg:height="0.733cm" svg:x="4.4cm" svg:y="2.565cm">
            <draw:text-box>
              <text:p><text:span text:style-name="T4">Stock</text:span></text:p>
            </draw:text-box>
          </draw:frame>
          <draw:line draw:style-name="gr15" draw:text-style-name="P1" draw:layer="layout" svg:x1="8.5cm" svg:y1="2.597cm" svg:x2="8.5cm" svg:y2="3.197cm">
            <text:p/>
          </draw:line>
          <draw:frame draw:style-name="gr17" draw:text-style-name="P5" draw:layer="layout" svg:width="4cm" svg:height="0.733cm" svg:x="6.5cm" svg:y="2.566cm">
            <draw:text-box>
              <text:p><text:span text:style-name="T4">Order</text:span></text:p>
            </draw:text-box>
          </draw:frame>
          <draw:line draw:style-name="gr15" draw:text-style-name="P1" draw:layer="layout" svg:x1="11.2cm" svg:y1="2.597cm" svg:x2="11.2cm" svg:y2="3.197cm">
            <text:p/>
          </draw:line>
          <draw:frame draw:style-name="gr17" draw:text-style-name="P5" draw:layer="layout" svg:width="4cm" svg:height="0.733cm" svg:x="8.7cm" svg:y="2.567cm">
            <draw:text-box>
              <text:p><text:span text:style-name="T4">Employee</text:span></text:p>
            </draw:text-box>
          </draw:frame>
          <draw:line draw:style-name="gr15" draw:text-style-name="P1" draw:layer="layout" svg:x1="14cm" svg:y1="2.597cm" svg:x2="14cm" svg:y2="3.197cm">
            <text:p/>
          </draw:line>
          <draw:frame draw:style-name="gr17" draw:text-style-name="P5" draw:layer="layout" svg:width="4cm" svg:height="0.733cm" svg:x="11.6cm" svg:y="2.567cm">
            <draw:text-box>
              <text:p><text:span text:style-name="T4">Member</text:span></text:p>
            </draw:text-box>
          </draw:frame>
          <draw:frame draw:style-name="gr17" draw:text-style-name="P5" draw:layer="layout" svg:width="4cm" svg:height="0.733cm" svg:x="14.4cm" svg:y="2.57cm">
            <draw:text-box>
              <text:p><text:span text:style-name="T4">Help</text:span></text:p>
            </draw:text-box>
          </draw:frame>
        </draw:g>
        <draw:custom-shape draw:style-name="gr18" draw:text-style-name="P1" draw:layer="layout" svg:width="3.9cm" svg:height="1.7cm" svg:x="18.6cm" svg:y="1.8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3.3cm" svg:height="0.962cm" svg:x="19.1cm" svg:y="2.15cm">
          <draw:text-box>
            <text:p>Product</text:p>
          </draw:text-box>
        </draw:frame>
        <draw:custom-shape draw:style-name="gr20" draw:text-style-name="P1" draw:layer="layout" svg:width="3.6cm" svg:height="2.2cm" svg:x="17.779cm" svg:y="2.9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834cm" svg:height="0.619cm" svg:x="18.4cm" svg:y="2.96cm">
          <draw:text-box>
            <text:p><text:span text:style-name="T5">Add New Product </text:span></text:p>
          </draw:text-box>
        </draw:frame>
        <draw:line draw:style-name="gr22" draw:text-style-name="P1" draw:layer="layout" svg:x1="17.8cm" svg:y1="3.6cm" svg:x2="21.379cm" svg:y2="3.579cm">
          <text:p/>
        </draw:line>
        <draw:frame draw:style-name="gr23" draw:text-style-name="P6" draw:layer="layout" svg:width="2.679cm" svg:height="0.8cm" svg:x="18.4cm" svg:y="3.679cm">
          <draw:text-box>
            <text:p><text:span text:style-name="T5">Delete a Product</text:span></text:p>
          </draw:text-box>
        </draw:frame>
        <draw:g>
          <draw:custom-shape draw:style-name="gr24" draw:text-style-name="P1" draw:layer="layout" svg:width="0.575cm" svg:height="0.044cm" draw:transform="skewX (-0.0226892802759263) rotate (-1.26641090524709) translate (21.378cm 3.0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1" draw:layer="layout" svg:x1="21.267cm" svg:y1="2.979cm" svg:x2="21.267cm" svg:y2="3.514cm">
            <text:p/>
          </draw:line>
          <draw:line draw:style-name="gr25" draw:text-style-name="P1" draw:layer="layout" svg:x1="21.267cm" svg:y1="2.979cm" svg:x2="21.679cm" svg:y2="3.391cm">
            <text:p/>
          </draw:line>
          <draw:line draw:style-name="gr25" draw:text-style-name="P1" draw:layer="layout" svg:x1="21.473cm" svg:y1="3.391cm" svg:x2="21.679cm" svg:y2="3.391cm">
            <text:p/>
          </draw:line>
          <draw:line draw:style-name="gr25" draw:text-style-name="P1" draw:layer="layout" svg:x1="21.267cm" svg:y1="3.515cm" svg:x2="21.432cm" svg:y2="3.391cm">
            <text:p/>
          </draw:line>
          <draw:line draw:style-name="gr25" draw:text-style-name="P1" draw:layer="layout" svg:x1="21.432cm" svg:y1="3.391cm" svg:x2="21.514cm" svg:y2="3.679cm">
            <text:p/>
          </draw:line>
          <draw:line draw:style-name="gr25" draw:text-style-name="P1" draw:layer="layout" svg:x1="21.473cm" svg:y1="3.391cm" svg:x2="21.555cm" svg:y2="3.638cm">
            <text:p/>
          </draw:line>
          <draw:line draw:style-name="gr25" draw:text-style-name="P1" draw:layer="layout" svg:x1="21.514cm" svg:y1="3.679cm" svg:x2="21.555cm" svg:y2="3.638cm">
            <text:p/>
          </draw:line>
          <draw:custom-shape draw:style-name="gr24" draw:text-style-name="P1" draw:layer="layout" svg:width="0.351cm" svg:height="0.366cm" svg:x="21.282cm" svg:y="3.00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2" draw:text-style-name="P1" draw:layer="layout" svg:x1="17.801cm" svg:y1="4.301cm" svg:x2="21.38cm" svg:y2="4.28cm">
          <text:p/>
        </draw:line>
        <draw:frame draw:style-name="gr23" draw:text-style-name="P6" draw:layer="layout" svg:width="2.679cm" svg:height="0.8cm" svg:x="18.421cm" svg:y="4.4cm">
          <draw:text-box>
            <text:p><text:span text:style-name="T5">Find a Product...</text:span></text:p>
          </draw:text-box>
        </draw:frame>
        <draw:line draw:style-name="gr26" draw:text-style-name="P1" draw:layer="layout" svg:x1="18.4cm" svg:y1="2.9cm" svg:x2="18.4cm" svg:y2="5.1cm">
          <text:p/>
        </draw:line>
        <draw:path draw:style-name="gr27" draw:text-style-name="P1" draw:layer="layout" svg:width="0.249cm" svg:height="0.249cm" svg:x="17.95cm" svg:y="3.1cm" svg:viewBox="0 0 250 250" svg:d="M125 0v250zM250 126l-250-2z">
          <text:p/>
        </draw:path>
        <draw:polygon draw:style-name="gr27" draw:text-style-name="P1" draw:layer="layout" svg:width="0.249cm" svg:height="0.001cm" svg:x="17.95cm" svg:y="3.924cm" svg:viewBox="0 0 250 2" draw:points="250,2 0,0">
          <text:p/>
        </draw:polygon>
        <draw:custom-shape draw:style-name="gr28" draw:text-style-name="P1" draw:layer="layout" svg:width="0.171cm" svg:height="0.171cm" svg:x="18.029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8.029cm" svg:y1="4.715cm" svg:x2="17.9cm" svg:y2="4.801cm">
          <text:p/>
        </draw:line>
        <draw:custom-shape draw:style-name="gr18" draw:text-style-name="P1" draw:layer="layout" svg:width="3.9cm" svg:height="1.7cm" svg:x="18.6cm" svg:y="6.1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3.3cm" svg:height="0.962cm" svg:x="19.1cm" svg:y="6.45cm">
          <draw:text-box>
            <text:p>Stock</text:p>
          </draw:text-box>
        </draw:frame>
        <draw:custom-shape draw:style-name="gr20" draw:text-style-name="P1" draw:layer="layout" svg:width="3.6cm" svg:height="1.4cm" svg:x="17.779cm" svg:y="7.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364cm" svg:height="0.619cm" svg:x="18.4cm" svg:y="7.26cm">
          <draw:text-box>
            <text:p><text:span text:style-name="T5">Manage Stock</text:span></text:p>
          </draw:text-box>
        </draw:frame>
        <draw:line draw:style-name="gr22" draw:text-style-name="P1" draw:layer="layout" svg:x1="17.8cm" svg:y1="7.9cm" svg:x2="21.379cm" svg:y2="7.879cm">
          <text:p/>
        </draw:line>
        <draw:frame draw:style-name="gr23" draw:text-style-name="P6" draw:layer="layout" svg:width="2.679cm" svg:height="0.8cm" svg:x="18.4cm" svg:y="7.979cm">
          <draw:text-box>
            <text:p><text:span text:style-name="T5">Product Restock</text:span></text:p>
          </draw:text-box>
        </draw:frame>
        <draw:g>
          <draw:custom-shape draw:style-name="gr24" draw:text-style-name="P1" draw:layer="layout" svg:width="0.575cm" svg:height="0.044cm" draw:transform="skewX (-0.0226892802759263) rotate (-1.26641090524709) translate (21.378cm 7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1" draw:layer="layout" svg:x1="21.267cm" svg:y1="7.279cm" svg:x2="21.267cm" svg:y2="7.814cm">
            <text:p/>
          </draw:line>
          <draw:line draw:style-name="gr25" draw:text-style-name="P1" draw:layer="layout" svg:x1="21.267cm" svg:y1="7.279cm" svg:x2="21.679cm" svg:y2="7.691cm">
            <text:p/>
          </draw:line>
          <draw:line draw:style-name="gr25" draw:text-style-name="P1" draw:layer="layout" svg:x1="21.473cm" svg:y1="7.691cm" svg:x2="21.679cm" svg:y2="7.691cm">
            <text:p/>
          </draw:line>
          <draw:line draw:style-name="gr25" draw:text-style-name="P1" draw:layer="layout" svg:x1="21.267cm" svg:y1="7.815cm" svg:x2="21.432cm" svg:y2="7.691cm">
            <text:p/>
          </draw:line>
          <draw:line draw:style-name="gr25" draw:text-style-name="P1" draw:layer="layout" svg:x1="21.432cm" svg:y1="7.691cm" svg:x2="21.514cm" svg:y2="7.979cm">
            <text:p/>
          </draw:line>
          <draw:line draw:style-name="gr25" draw:text-style-name="P1" draw:layer="layout" svg:x1="21.473cm" svg:y1="7.691cm" svg:x2="21.555cm" svg:y2="7.938cm">
            <text:p/>
          </draw:line>
          <draw:line draw:style-name="gr25" draw:text-style-name="P1" draw:layer="layout" svg:x1="21.514cm" svg:y1="7.979cm" svg:x2="21.555cm" svg:y2="7.938cm">
            <text:p/>
          </draw:line>
          <draw:custom-shape draw:style-name="gr24" draw:text-style-name="P1" draw:layer="layout" svg:width="0.351cm" svg:height="0.366cm" svg:x="21.282cm" svg:y="7.30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text-style-name="P1" draw:layer="layout" svg:x1="18.4cm" svg:y1="7.2cm" svg:x2="18.4cm" svg:y2="8.6cm">
          <text:p/>
        </draw:line>
        <draw:custom-shape draw:style-name="gr18" draw:text-style-name="P1" draw:layer="layout" svg:width="3.9cm" svg:height="1.7cm" svg:x="18.625cm" svg:y="9.576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3.3cm" svg:height="0.962cm" svg:x="19.125cm" svg:y="9.926cm">
          <draw:text-box>
            <text:p>Order</text:p>
          </draw:text-box>
        </draw:frame>
        <draw:custom-shape draw:style-name="gr20" draw:text-style-name="P1" draw:layer="layout" svg:width="3.6cm" svg:height="0.724cm" svg:x="17.804cm" svg:y="10.676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3.029cm" svg:height="0.619cm" svg:x="18.425cm" svg:y="10.736cm">
          <draw:text-box>
            <text:p><text:span text:style-name="T5">Create a new Order</text:span></text:p>
          </draw:text-box>
        </draw:frame>
        <draw:g>
          <draw:custom-shape draw:style-name="gr24" draw:text-style-name="P1" draw:layer="layout" svg:width="0.575cm" svg:height="0.044cm" draw:transform="skewX (-0.0226892802759263) rotate (-1.26641090524709) translate (21.403cm 10.8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1" draw:layer="layout" svg:x1="21.292cm" svg:y1="10.755cm" svg:x2="21.292cm" svg:y2="11.29cm">
            <text:p/>
          </draw:line>
          <draw:line draw:style-name="gr25" draw:text-style-name="P1" draw:layer="layout" svg:x1="21.292cm" svg:y1="10.755cm" svg:x2="21.704cm" svg:y2="11.167cm">
            <text:p/>
          </draw:line>
          <draw:line draw:style-name="gr25" draw:text-style-name="P1" draw:layer="layout" svg:x1="21.498cm" svg:y1="11.167cm" svg:x2="21.704cm" svg:y2="11.167cm">
            <text:p/>
          </draw:line>
          <draw:line draw:style-name="gr25" draw:text-style-name="P1" draw:layer="layout" svg:x1="21.292cm" svg:y1="11.291cm" svg:x2="21.457cm" svg:y2="11.167cm">
            <text:p/>
          </draw:line>
          <draw:line draw:style-name="gr25" draw:text-style-name="P1" draw:layer="layout" svg:x1="21.457cm" svg:y1="11.167cm" svg:x2="21.539cm" svg:y2="11.455cm">
            <text:p/>
          </draw:line>
          <draw:line draw:style-name="gr25" draw:text-style-name="P1" draw:layer="layout" svg:x1="21.498cm" svg:y1="11.167cm" svg:x2="21.58cm" svg:y2="11.414cm">
            <text:p/>
          </draw:line>
          <draw:line draw:style-name="gr25" draw:text-style-name="P1" draw:layer="layout" svg:x1="21.539cm" svg:y1="11.455cm" svg:x2="21.58cm" svg:y2="11.414cm">
            <text:p/>
          </draw:line>
          <draw:custom-shape draw:style-name="gr24" draw:text-style-name="P1" draw:layer="layout" svg:width="0.351cm" svg:height="0.366cm" svg:x="21.307cm" svg:y="10.78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text-style-name="P1" draw:layer="layout" svg:x1="18.4cm" svg:y1="10.7cm" svg:x2="18.4cm" svg:y2="11.4cm">
          <text:p/>
        </draw:line>
        <draw:custom-shape draw:style-name="gr18" draw:text-style-name="P1" draw:layer="layout" svg:width="3.9cm" svg:height="1.7cm" svg:x="18.65cm" svg:y="12.652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3.3cm" svg:height="0.962cm" svg:x="19.15cm" svg:y="13.002cm">
          <draw:text-box>
            <text:p>Member</text:p>
          </draw:text-box>
        </draw:frame>
        <draw:custom-shape draw:style-name="gr20" draw:text-style-name="P1" draw:layer="layout" svg:width="3.6cm" svg:height="1.4cm" svg:x="17.829cm" svg:y="13.75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3.05cm" svg:height="0.619cm" svg:x="18.4cm" svg:y="13.781cm">
          <draw:text-box>
            <text:p><text:span text:style-name="T5">Add a New Member</text:span></text:p>
          </draw:text-box>
        </draw:frame>
        <draw:line draw:style-name="gr22" draw:text-style-name="P1" draw:layer="layout" svg:x1="17.85cm" svg:y1="14.452cm" svg:x2="21.429cm" svg:y2="14.431cm">
          <text:p/>
        </draw:line>
        <draw:frame draw:style-name="gr23" draw:text-style-name="P6" draw:layer="layout" svg:width="3.05cm" svg:height="0.8cm" svg:x="18.45cm" svg:y="14.531cm">
          <draw:text-box>
            <text:p><text:span text:style-name="T5">Remove a Member</text:span></text:p>
          </draw:text-box>
        </draw:frame>
        <draw:g>
          <draw:custom-shape draw:style-name="gr24" draw:text-style-name="P1" draw:layer="layout" svg:width="0.575cm" svg:height="0.044cm" draw:transform="skewX (-0.0226892802759263) rotate (-1.26641090524709) translate (21.428cm 13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1" draw:layer="layout" svg:x1="21.317cm" svg:y1="13.831cm" svg:x2="21.317cm" svg:y2="14.366cm">
            <text:p/>
          </draw:line>
          <draw:line draw:style-name="gr25" draw:text-style-name="P1" draw:layer="layout" svg:x1="21.317cm" svg:y1="13.831cm" svg:x2="21.729cm" svg:y2="14.243cm">
            <text:p/>
          </draw:line>
          <draw:line draw:style-name="gr25" draw:text-style-name="P1" draw:layer="layout" svg:x1="21.523cm" svg:y1="14.243cm" svg:x2="21.729cm" svg:y2="14.243cm">
            <text:p/>
          </draw:line>
          <draw:line draw:style-name="gr25" draw:text-style-name="P1" draw:layer="layout" svg:x1="21.317cm" svg:y1="14.367cm" svg:x2="21.482cm" svg:y2="14.243cm">
            <text:p/>
          </draw:line>
          <draw:line draw:style-name="gr25" draw:text-style-name="P1" draw:layer="layout" svg:x1="21.482cm" svg:y1="14.243cm" svg:x2="21.564cm" svg:y2="14.531cm">
            <text:p/>
          </draw:line>
          <draw:line draw:style-name="gr25" draw:text-style-name="P1" draw:layer="layout" svg:x1="21.523cm" svg:y1="14.243cm" svg:x2="21.605cm" svg:y2="14.49cm">
            <text:p/>
          </draw:line>
          <draw:line draw:style-name="gr25" draw:text-style-name="P1" draw:layer="layout" svg:x1="21.564cm" svg:y1="14.531cm" svg:x2="21.605cm" svg:y2="14.49cm">
            <text:p/>
          </draw:line>
          <draw:custom-shape draw:style-name="gr24" draw:text-style-name="P1" draw:layer="layout" svg:width="0.351cm" svg:height="0.366cm" svg:x="21.332cm" svg:y="13.8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text-style-name="P1" draw:layer="layout" svg:x1="18.45cm" svg:y1="13.752cm" svg:x2="18.45cm" svg:y2="15.152cm">
          <text:p/>
        </draw:line>
        <draw:frame draw:style-name="gr29" draw:text-style-name="P6" draw:layer="layout" svg:width="0.8cm" svg:height="2.55cm" svg:x="17.8cm" svg:y="10.8cm">
          <draw:text-box>
            <text:p text:style-name="P6"><text:span text:style-name="T5">$</text:span></text:p>
          </draw:text-box>
        </draw:frame>
        <draw:custom-shape draw:style-name="gr30" draw:text-style-name="P1" draw:layer="layout" svg:width="0.225cm" svg:height="0.2cm" svg:x="17.9cm" svg:y="8.1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8.025cm" svg:y1="8.2cm" svg:x2="18.35cm" svg:y2="8.2cm">
          <text:p/>
        </draw:line>
        <draw:line draw:style-name="gr26" draw:text-style-name="P1" draw:layer="layout" svg:x1="18.25cm" svg:y1="8.15cm" svg:x2="18.35cm" svg:y2="8.2cm">
          <text:p/>
        </draw:line>
        <draw:line draw:style-name="gr26" draw:text-style-name="P1" draw:layer="layout" svg:x1="18.25cm" svg:y1="8.25cm" svg:x2="18.35cm" svg:y2="8.2cm">
          <text:p/>
        </draw:line>
        <draw:polygon draw:style-name="gr27" draw:text-style-name="P1" draw:layer="layout" svg:width="0cm" svg:height="0.249cm" svg:x="18.175cm" svg:y="14cm" svg:viewBox="0 0 0 250" draw:points="0,0 0,250">
          <text:p/>
        </draw:polygon>
        <draw:polygon draw:style-name="gr27" draw:text-style-name="P1" draw:layer="layout" svg:width="0.249cm" svg:height="0.001cm" svg:x="18.05cm" svg:y="14.124cm" svg:viewBox="0 0 250 2" draw:points="250,2 0,0">
          <text:p/>
        </draw:polygon>
        <draw:polygon draw:style-name="gr27" draw:text-style-name="P1" draw:layer="layout" svg:width="0.249cm" svg:height="0.001cm" svg:x="18.05cm" svg:y="14.824cm" svg:viewBox="0 0 250 2" draw:points="250,2 0,0">
          <text:p/>
        </draw:polygon>
        <draw:custom-shape draw:style-name="gr18" draw:text-style-name="P1" draw:layer="layout" svg:width="3.9cm" svg:height="1.7cm" svg:x="18.675cm" svg:y="15.528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3.375cm" svg:height="0.962cm" svg:x="19.1cm" svg:y="15.878cm">
          <draw:text-box>
            <text:p>Employee</text:p>
          </draw:text-box>
        </draw:frame>
        <draw:custom-shape draw:style-name="gr20" draw:text-style-name="P1" draw:layer="layout" svg:width="3.6cm" svg:height="1.4cm" svg:x="17.854cm" svg:y="16.628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3.274cm" svg:height="0.619cm" svg:x="18.425cm" svg:y="16.657cm">
          <draw:text-box>
            <text:p><text:span text:style-name="T5">Add a New Employee</text:span></text:p>
          </draw:text-box>
        </draw:frame>
        <draw:line draw:style-name="gr22" draw:text-style-name="P1" draw:layer="layout" svg:x1="17.875cm" svg:y1="17.328cm" svg:x2="21.454cm" svg:y2="17.307cm">
          <text:p/>
        </draw:line>
        <draw:frame draw:style-name="gr23" draw:text-style-name="P6" draw:layer="layout" svg:width="3.5cm" svg:height="0.8cm" svg:x="18.4cm" svg:y="17.407cm">
          <draw:text-box>
            <text:p><text:span text:style-name="T5">Remove an Employee</text:span></text:p>
          </draw:text-box>
        </draw:frame>
        <draw:g>
          <draw:custom-shape draw:style-name="gr24" draw:text-style-name="P1" draw:layer="layout" svg:width="0.575cm" svg:height="0.044cm" draw:transform="skewX (-0.0226892802759263) rotate (-1.26641090524709) translate (21.453cm 16.8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1" draw:layer="layout" svg:x1="21.342cm" svg:y1="16.707cm" svg:x2="21.342cm" svg:y2="17.242cm">
            <text:p/>
          </draw:line>
          <draw:line draw:style-name="gr25" draw:text-style-name="P1" draw:layer="layout" svg:x1="21.342cm" svg:y1="16.707cm" svg:x2="21.754cm" svg:y2="17.119cm">
            <text:p/>
          </draw:line>
          <draw:line draw:style-name="gr25" draw:text-style-name="P1" draw:layer="layout" svg:x1="21.548cm" svg:y1="17.119cm" svg:x2="21.754cm" svg:y2="17.119cm">
            <text:p/>
          </draw:line>
          <draw:line draw:style-name="gr25" draw:text-style-name="P1" draw:layer="layout" svg:x1="21.342cm" svg:y1="17.243cm" svg:x2="21.507cm" svg:y2="17.119cm">
            <text:p/>
          </draw:line>
          <draw:line draw:style-name="gr25" draw:text-style-name="P1" draw:layer="layout" svg:x1="21.507cm" svg:y1="17.119cm" svg:x2="21.589cm" svg:y2="17.407cm">
            <text:p/>
          </draw:line>
          <draw:line draw:style-name="gr25" draw:text-style-name="P1" draw:layer="layout" svg:x1="21.548cm" svg:y1="17.119cm" svg:x2="21.63cm" svg:y2="17.366cm">
            <text:p/>
          </draw:line>
          <draw:line draw:style-name="gr25" draw:text-style-name="P1" draw:layer="layout" svg:x1="21.589cm" svg:y1="17.407cm" svg:x2="21.63cm" svg:y2="17.366cm">
            <text:p/>
          </draw:line>
          <draw:custom-shape draw:style-name="gr24" draw:text-style-name="P1" draw:layer="layout" svg:width="0.351cm" svg:height="0.366cm" svg:x="21.357cm" svg:y="16.73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6" draw:text-style-name="P1" draw:layer="layout" svg:x1="18.475cm" svg:y1="16.628cm" svg:x2="18.475cm" svg:y2="18.028cm">
          <text:p/>
        </draw:line>
        <draw:polygon draw:style-name="gr27" draw:text-style-name="P1" draw:layer="layout" svg:width="0cm" svg:height="0.249cm" svg:x="18.2cm" svg:y="16.876cm" svg:viewBox="0 0 0 250" draw:points="0,0 0,250">
          <text:p/>
        </draw:polygon>
        <draw:polygon draw:style-name="gr27" draw:text-style-name="P1" draw:layer="layout" svg:width="0.249cm" svg:height="0.001cm" svg:x="18.075cm" svg:y="17cm" svg:viewBox="0 0 250 2" draw:points="250,2 0,0">
          <text:p/>
        </draw:polygon>
        <draw:polygon draw:style-name="gr27" draw:text-style-name="P1" draw:layer="layout" svg:width="0.249cm" svg:height="0.001cm" svg:x="18.075cm" svg:y="17.7cm" svg:viewBox="0 0 250 2" draw:points="250,2 0,0">
          <text:p/>
        </draw:polygon>
        <draw:g>
          <draw:custom-shape draw:style-name="gr30" draw:text-style-name="P1" draw:layer="layout" svg:width="0.3cm" svg:height="0.3cm" svg:x="17.9cm" svg:y="7.4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6" draw:layer="layout" svg:width="3.4cm" svg:height="1.8cm" svg:x="17.7cm" svg:y="7.3cm">
            <draw:text-box>
              <text:p text:style-name="P6"><text:span text:style-name="T5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3T12:43:43.242000000</dc:date>
    <meta:editing-duration>PT6M20S</meta:editing-duration>
    <meta:editing-cycles>3</meta:editing-cycles>
    <meta:generator>LibreOffice/4.2.5.2$Windows_x86 LibreOffice_project/61cb170a04bb1f12e77c884eab9192be736ec5f5</meta:generator>
    <meta:document-statistic meta:object-count="142"/>
  </office:meta>
</office:document-meta>
</file>